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color="#ce181e"/>
    </style:style>
    <style:style style:name="P2" style:family="paragraph" style:parent-style-name="Text_20_body">
      <style:text-properties fo:color="#ce181e" officeooo:rsid="001cf94d" officeooo:paragraph-rsid="001cf94d"/>
    </style:style>
    <style:style style:name="P3" style:family="paragraph" style:parent-style-name="Text_20_body">
      <style:text-properties fo:color="#ce181e" officeooo:rsid="001d7f00" officeooo:paragraph-rsid="001d7f00"/>
    </style:style>
    <style:style style:name="P4" style:family="paragraph" style:parent-style-name="Text_20_body">
      <style:text-properties officeooo:rsid="001cf94d" officeooo:paragraph-rsid="001cf94d"/>
    </style:style>
    <style:style style:name="P5" style:family="paragraph" style:parent-style-name="Text_20_body">
      <style:paragraph-properties fo:margin-top="0in" fo:margin-bottom="0in" loext:contextual-spacing="false"/>
      <style:text-properties fo:color="#ce181e" officeooo:rsid="001e9abe" officeooo:paragraph-rsid="001e9abe"/>
    </style:style>
    <style:style style:name="P6" style:family="paragraph" style:parent-style-name="Preformatted_20_Text">
      <style:text-properties fo:color="#1e90ff"/>
    </style:style>
    <style:style style:name="P7" style:family="paragraph" style:parent-style-name="Preformatted_20_Text">
      <style:text-properties fo:color="#ce181e" officeooo:rsid="001cf94d" officeooo:paragraph-rsid="001f9e70"/>
    </style:style>
    <style:style style:name="P8" style:family="paragraph" style:parent-style-name="Preformatted_20_Text">
      <style:paragraph-properties fo:margin-top="0in" fo:margin-bottom="0.1965in" loext:contextual-spacing="false"/>
      <style:text-properties fo:color="#1e90ff"/>
    </style:style>
    <style:style style:name="P9" style:family="paragraph" style:parent-style-name="Text_20_body">
      <style:text-properties fo:color="#ce181e" officeooo:rsid="001cf94d" officeooo:paragraph-rsid="001cf94d"/>
    </style:style>
    <style:style style:name="P10" style:family="paragraph" style:parent-style-name="Text_20_body">
      <style:text-properties fo:color="#ce181e" officeooo:rsid="001cf94d" officeooo:paragraph-rsid="001f9e70"/>
    </style:style>
    <style:style style:name="P11" style:family="paragraph" style:parent-style-name="Text_20_body">
      <style:text-properties fo:color="#ce181e" officeooo:rsid="001d7f00" officeooo:paragraph-rsid="001d7f00"/>
    </style:style>
    <style:style style:name="P12" style:family="paragraph" style:parent-style-name="Text_20_body">
      <style:text-properties fo:color="#1e90ff"/>
    </style:style>
    <style:style style:name="P13" style:family="paragraph" style:parent-style-name="Text_20_body">
      <style:text-properties officeooo:paragraph-rsid="001f9e70"/>
    </style:style>
    <style:style style:name="T1" style:family="text">
      <style:text-properties fo:color="#ce181e"/>
    </style:style>
    <style:style style:name="T2" style:family="text">
      <style:text-properties fo:color="#ce181e" officeooo:rsid="001cf94d"/>
    </style:style>
    <style:style style:name="T3" style:family="text">
      <style:text-properties fo:color="#ce181e" officeooo:rsid="001ee454"/>
    </style:style>
    <style:style style:name="T4" style:family="text">
      <style:text-properties officeooo:rsid="001e9abe"/>
    </style:style>
    <style:style style:name="T5" style:family="text">
      <style:text-properties officeooo:rsid="001ee454"/>
    </style:style>
    <style:style style:name="T6" style:family="text">
      <style:text-properties officeooo:rsid="001f9e70"/>
    </style:style>
    <style:style style:name="T7" style:family="text">
      <style:text-properties fo:color="#1e90ff"/>
    </style:style>
    <style:style style:name="T8" style:family="text">
      <style:text-properties fo:color="#1e90ff" officeooo:rsid="001cf94d"/>
    </style:style>
    <style:style style:name="T9" style:family="text">
      <style:text-properties fo:color="#1e90ff" officeooo:rsid="001ee454"/>
    </style:style>
    <style:style style:name="T10" style:family="text">
      <style:text-properties fo:color="#1e90ff" officeooo:rsid="001f9e70"/>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enctype="multipart/formdata" form:method="post" form:control-implementation="ooo:com.sun.star.form.component.Form" office:target-frame="" xlink:href="../../../../../user/manuscripts/review/10979890%3Freport=6310966"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5. answer: Maybe change charge collection to signal path, as this is for an induction channel?</text:p>
      <text:p text:style-name="P8"/>
      <text:p text:style-name="P12"/>
      <text:p text:style-name="Text_20_body"/>
      <text:p text:style-name="Text_20_body">This paper is a re-submission of an almost identical paper submitted 2 years ago (arXiv:1801.08884v1 [physics.ins-det] 26 Jan 2018). The reason to re-submit is unclear to me. </text:p>
      <text:p text:style-name="P2">ArXiv:<text:span text:style-name="T4">1801.08884v1</text:span> is a preprint of this publication. It is standard practice to post preprints on arXiv before seeking journal publication. <text:span text:style-name="T4">Unfortunately, we had some delay in this case. </text:span></text:p>
      <text:p text:style-name="P13">The paper 'Cryogenic readout for multiple VUV4 Multi-Pixel Photon Counters in liquid xenon' by F. Arneodo and others, in 2017, deals with a similar detector, with MPPC replacing the house-made vias and applied to Liquid Xenon rather than Argon. I think it should be quoted. <text:line-break/><text:line-break/><text:span text:style-name="T3">While interesting, w</text:span><text:span text:style-name="T2">e do not think a paper on the light readout for liquid xenon is relevant to the description of a charge readout for single-phase LArTPCs. </text:span></text:p>
      <text:p text:style-name="Text_20_body">The goals of the study and the problematic are clearly described in the Abstract and in the Introduction. The demonstration that they are reached and solved, however, is not fully convincing. </text:p>
      <text:p text:style-name="P2">We have changed the abstract to better represent this as proof of principle<text:line-break/></text:p>
      <text:p text:style-name="P4"><text:span text:style-name="T2">o</text:span><text:span text:style-name="T1">ld:</text:span></text:p>
      <text:p text:style-name="P2">“Here, we present a novel pixelated charge readout that enables the full 3D tracking capabilities of LArTPCs.”</text:p>
      <text:p text:style-name="P4"><text:span text:style-name="T2">n</text:span><text:span text:style-name="T1">ew:</text:span></text:p>
      <text:p text:style-name="P2">“Here, we present a proof of principle of a pixelated charge readout that enables the full 3D tracking capabilities of LArTPCs.” </text:p>
      <text:p text:style-name="Text_20_body"/>
      <text:p text:style-name="Text_20_body">Though the noise of a pre-amplifier indeed increases with the capacitance of the detector connected to it, the scaling with sqrt(C) (line 53) is only part of the question, and usually the scaling is almost linear. The thermal noise is likely to be subdominant at these cryogenic temperatures. By the way, the equation of line 53 is not in reference [18]. It would be better to give the noise dependence on the capacity of the detector for the LARASIC4 pre-amplifier, if this information is available. </text:p>
      <text:p text:style-name="P10">Correct, the equation was derived from eqn13 in ref [18], te<text:span text:style-name="T6">xt</text:span> has been change to acknowledge this. We <text:span text:style-name="T6">d</text:span>o <text:span text:style-name="T6">not</text:span> want to <text:span text:style-name="T6">focus on</text:span> preamp noise, <text:span text:style-name="T6">since that is not the subject of this work.</text:span></text:p>
      <text:p text:style-name="P1">old:</text:p>
      <text:p text:style-name="P1">“Vias were used for pixels instead of pads in order to minimise capacitance. It is important that capacitance is minimised when amplifying charge since thermal noise scales with capacitance:</text:p>
      <text:p text:style-name="P1">$Q_{\mathrm{Noise}}=\sqrt{k_{\mathrm{B}}TC}$~\cite{noise}.”</text:p>
      <text:p text:style-name="P1"><text:soft-page-break/></text:p>
      <text:p text:style-name="P1">new:</text:p>
      <text:p text:style-name="P1">“Vias were used for pixels instead of pads in order to minimise capacitance. It is important that capacitance is minimised when detecting charge since thermal noise ($Q_{\mathrm{Noise}}$) scales with capacitance ($C$) according to</text:p>
      <text:p text:style-name="P1">\begin{equation}</text:p>
      <text:p text:style-name="P1"><text:s text:c="2"/>Q_{\mathrm{Noise}} = \sqrt{k_{\mathrm{B}}TC} \mathrm{,}</text:p>
      <text:p text:style-name="P1">\end{equation}</text:p>
      <text:p text:style-name="P1">where $k_{\mathrm{B}}$ is the Boltzmann constant, and $T$ the temperature (derived from~\cite{noise}). It should be noted that the dependence on capacitance can become even stronger</text:p>
      <text:p text:style-name="P1">depending on the preamplifier used. However, as we want to keep considerations as general as possible, the influence of the preamplifier will not be discussed here.”</text:p>
      <text:p text:style-name="Text_20_body"/>
      <text:p text:style-name="Text_20_body">The cutoff frequency of the high-pass filter is of the order of 0.1 kHz, which looks very low. Maybe the capacitor to ground in this filter not 10 nF, but rather 10 pF? </text:p>
      <text:p text:style-name="P7"/>
      <text:p text:style-name="P10">It is actually a low-pass filter on the bias supply, not the signal path, as this is for an induction channel. Text has been changed to clarify this.</text:p>
      <text:p text:style-name="P1">old:</text:p>
      <text:p text:style-name="P1">“The inductive focusing grids are coupled to the preamplifiers via a \SI{10}{\nano\farad} capacitor, and are connected to the bias voltage via a \SI{10}{\mega\ohm} resistor and an RC filter.” </text:p>
      <text:p text:style-name="P1"/>
      <text:p text:style-name="P1">new:</text:p>
      <text:p text:style-name="P1">“The inductive focusing grids are coupled to the preamplifiers via a \SI{10}{\nano\farad} capacitor, and are connected to the bias voltage via a \SI{10}{\mega\ohm} resistor and a low-pass RC filter used to remove AC ripples from the DC bias.” </text:p>
      <text:p text:style-name="Text_20_body"/>
      <text:p text:style-name="Text_20_body">The transition from Figure 8 to Figure 9 is rather obscure, justified by a mere reference [35,36]. </text:p>
      <text:p text:style-name="P3">The text has been expanded to explain this better, with an additional GENFIT reference.<text:line-break/><text:line-break/>old:</text:p>
      <text:p text:style-name="P3">“The final step consists of a Kalman filter for track identification. For this, we used the well-established GENFIT track fitting package~\cite{genfit1, genfit2}. Ionisation losses and multiple scattering are taken into account. While generally applicable to any particle type, as a proof of concept we assumed a minimum-ionising muon with an initial momentum of \SI{260}{\mega\electronvolt} in the direction of the track estimate from the PCA. To deal with potential outliers still remaining after the PCA, we chose a recursive algorithm, a so-called \emph{deterministic annealing <text:soft-page-break/>filter}. It works by assigning successively lower weights to outliers with each recursion step. For more details we refer to the respective publications~\cite{genfit1, genfit2}. The resulting track is shown in Figure~\ref{fig:kalman}.”</text:p>
      <text:p text:style-name="P3">new:</text:p>
      <text:p text:style-name="P3">The final step consists of a Kalman filter for track identification. For this, we used the well-established GENFIT track fitting package~\cite{genfit1, genfit2, genfit3}. Initially we assume a state vector of a minimum-ionising muon with a momentum of \SI{260}{\mega\electronvolt} in the direction of the track estimate from the PCA in the previous step. The sign of the momentum is chosen such that the muon travels from the atmosphere towards Earth. Likewise, the fit is started from the 3D hit closest to the atmosphere. GENFIT then extrapolates the state vector towards the next 3D hit in direction Earth, taking into account ionisation and multiple Coulomb scattering in liquid argon. The new state vector is improved based on the residuals between the extrapolation and the measured 3D hit. Finally, the process is repeated by extrapolating the new state vector towards the next 3D hit. A full track estimate is available after reaching the last 3D hit. However, the track estimate can still be biased in case of an inferior initial guess. Therefore, the final state vector is propagated back in space time once again to improve the track estimate. To improve the estimate even further, the entire process is repeated until the track estimate converges (or a maximum number of iterations is reached).</text:p>
      <text:p text:style-name="P3">As a proof of concept we assumed a minimum-ionising muon. However, the Kalman filter technique is generally applicable to any particle type. To deal with potential outliers still remaining after the PCA, we chose a recursive algorithm, a so-called \emph{deterministic annealing filter}. It works by assigning successively lower weights to outliers with each recursion step. For more details we refer to the respective publications~\cite{genfit1, genfit2, genfit3}. The resulting track is shown in Figure~\ref{fig:kalman}.</text:p>
      <text:p text:style-name="Text_20_body"/>
      <text:p text:style-name="Text_20_body">Despite these imperfections, this paper describes a nice detector structure and deserves publication, once the above questions solved. </text:p>
      <text:p text:style-name="P5">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2-28T17:24:46.051478067</dc:date>
    <meta:editing-duration>PT38M51S</meta:editing-duration>
    <meta:editing-cycles>4</meta:editing-cycles>
    <meta:generator>LibreOffice/6.0.7.3$Linux_X86_64 LibreOffice_project/00m0$Build-3</meta:generator>
    <meta:document-statistic meta:table-count="0" meta:image-count="0" meta:object-count="0" meta:page-count="3" meta:paragraph-count="36" meta:word-count="1048" meta:character-count="6756" meta:non-whitespace-character-count="5727"/>
  </office:meta>
</office:document-meta>
</file>